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1376" calcext:value-type="float">
            <text:p>118.4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872" calcext:value-type="float">
            <text:p>115.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54" calcext:value-type="float">
            <text:p>111.7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8672" calcext:value-type="float">
            <text:p>109.0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1128" calcext:value-type="float">
            <text:p>106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732" calcext:value-type="float">
            <text:p>104.2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7" calcext:value-type="float">
            <text:p>102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3536" calcext:value-type="float">
            <text:p>101.4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6592" calcext:value-type="float">
            <text:p>99.9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5032" calcext:value-type="float">
            <text:p>98.9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364" calcext:value-type="float">
            <text:p>97.7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4528" calcext:value-type="float">
            <text:p>95.6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4312" calcext:value-type="float">
            <text:p>93.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8848" calcext:value-type="float">
            <text:p>92.1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7264" calcext:value-type="float">
            <text:p>91.6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5536" calcext:value-type="float">
            <text:p>83.1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6896" calcext:value-type="float">
            <text:p>82.6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2496" calcext:value-type="float">
            <text:p>81.6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672" calcext:value-type="float">
            <text:p>80.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84576" calcext:value-type="float">
            <text:p>79.2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256" calcext:value-type="float">
            <text:p>77.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92608" calcext:value-type="float">
            <text:p>76.4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4976" calcext:value-type="float">
            <text:p>74.86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46032" calcext:value-type="float">
            <text:p>72.6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692" calcext:value-type="float">
            <text:p>70.6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6528" calcext:value-type="float">
            <text:p>65.9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6304" calcext:value-type="float">
            <text:p>64.91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408" calcext:value-type="float">
            <text:p>63.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77904" calcext:value-type="float">
            <text:p>62.4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4232" calcext:value-type="float">
            <text:p>62.0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18952" calcext:value-type="float">
            <text:p>61.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4952" calcext:value-type="float">
            <text:p>60.1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55584" calcext:value-type="float">
            <text:p>59.1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7344" calcext:value-type="float">
            <text:p>57.9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9168" calcext:value-type="float">
            <text:p>56.5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9552" calcext:value-type="float">
            <text:p>51.2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852" calcext:value-type="float">
            <text:p>49.1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703</text:p>
          </table:table-cell>
          <table:table-cell office:value-type="string" calcext:value-type="string">
            <text:p>Dodd NE Quad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6792" calcext:value-type="float">
            <text:p>48.2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